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2.2953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ffensive Weaponry</text:p>
          </table:table-cell>
          <table:table-cell table:number-columns-repeated="3"/>
          <table:table-cell office:value-type="string" calcext:value-type="string">
            <text:p>w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ost (parts)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st (labor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~cost (sp)</text:p>
          </table:table-cell>
          <table:table-cell office:value-type="string" calcext:value-type="string">
            <text:p>weight (lb)</text:p>
          </table:table-cell>
        </table:table-row>
        <table:table-row table:style-name="ro1">
          <table:table-cell/>
          <table:table-cell office:value-type="string" calcext:value-type="string">
            <text:p>Melee (Mundane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teor Gauntle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bash</text:p>
          </table:table-cell>
          <table:table-cell office:value-type="string" calcext:value-type="string">
            <text:p>2 lb metals / leather</text:p>
          </table:table-cell>
          <table:table-cell/>
          <table:table-cell office:value-type="string" calcext:value-type="string">
            <text:p>½ day</text:p>
          </table:table-cell>
          <table:table-cell/>
          <table:table-cell office:value-type="string" calcext:value-type="string">
            <text:p>30 (reduce plate-mail price by 15 if purchasing at same tim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e Dusters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pummel</text:p>
          </table:table-cell>
          <table:table-cell office:value-type="string" calcext:value-type="string">
            <text:p>1 lb metals</text:p>
          </table:table-cell>
          <table:table-cell/>
          <table:table-cell office:value-type="string" calcext:value-type="string">
            <text:p>¼ day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sh Dagger</text:p>
          </table:table-cell>
          <table:table-cell office:value-type="string" calcext:value-type="string">
            <text:p>d4+1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pummel</text:p>
          </table:table-cell>
          <table:table-cell office:value-type="string" calcext:value-type="string">
            <text:p>1 lb metals</text:p>
          </table:table-cell>
          <table:table-cell/>
          <table:table-cell office:value-type="string" calcext:value-type="string">
            <text:p>¼ day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lad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Rapi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2 lb metals / leather</text:p>
          </table:table-cell>
          <table:table-cell/>
          <table:table-cell office:value-type="string" calcext:value-type="string">
            <text:p>1 da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imit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, quick</text:p>
          </table:table-cell>
          <table:table-cell/>
          <table:table-cell office:value-type="string" calcext:value-type="string">
            <text:p>en-route</text:p>
          </table:table-cell>
          <table:table-cell office:value-type="string" calcext:value-type="string">
            <text:p>3 lb metal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hortswor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2 lb metals / leath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ngsword</text:p>
          </table:table-cell>
          <table:table-cell office:value-type="string" calcext:value-type="string">
            <text:p>d10 / d12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/>
          <table:table-cell office:value-type="string" calcext:value-type="string">
            <text:p>charg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sword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sund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chet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ndax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ttleaxe</text:p>
          </table:table-cell>
          <table:table-cell office:value-type="string" calcext:value-type="string">
            <text:p>d8 / 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versatile</text:p>
          </table:table-cell>
          <table:table-cell/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axe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amput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ea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lyfork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ong, unwieldy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alberd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heavy, unwieldy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rscyth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long, unwieldy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lun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lub</text:p>
          </table:table-cell>
          <table:table-cell office:value-type="string" calcext:value-type="string">
            <text:p>d4 / 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c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table:number-columns-repeated="2"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ail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rhammer</text:p>
          </table:table-cell>
          <table:table-cell office:value-type="string" calcext:value-type="string">
            <text:p>d8 / d10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versatile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ip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ullwhip / Traditional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, flexible</text:p>
          </table:table-cell>
          <table:table-cell/>
          <table:table-cell office:value-type="string" calcext:value-type="string">
            <text:p>wra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t-o-nines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ipstaff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ged (Mundane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Throw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unai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light, quick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huriken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thrown</text:span>, light, quick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hrowing Dart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thrown</text:span>, light, quick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hrowing Ax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<text:span text:style-name="T1">thrown</text:span>, ligh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hrowing Knife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, light, quick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las</text:p>
          </table:table-cell>
          <table:table-cell/>
          <table:table-cell office:value-type="string" calcext:value-type="string">
            <text:p>bludgeoning</text:p>
          </table:table-cell>
          <table:table-cell office:value-type="string" calcext:value-type="string">
            <text:p>thrown, light, flexible</text:p>
          </table:table-cell>
          <table:table-cell/>
          <table:table-cell office:value-type="string" calcext:value-type="string">
            <text:p>wra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oomerang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retur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ow / Launcher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Long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hort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eat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und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curve 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quick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istol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light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ossbow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avy Crossbow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loading, heavy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peating Crossbow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ellet Crossbo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ffsling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cross-lock gra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rd-base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eteor Hammer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, long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lying Cla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lashing</text:p>
          </table:table-cell>
          <table:table-cell office:value-type="string" calcext:value-type="string">
            <text:p>flexible, very long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pe Dart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flexible, very long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ege / Stationary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ragonhunter Bow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tapult (siege)</text:p>
          </table:table-cell>
          <table:table-cell office:value-type="string" calcext:value-type="string">
            <text:p>5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Catapult (home-defense)</text:p>
          </table:table-cell>
          <table:table-cell office:value-type="string" calcext:value-type="string">
            <text:p>3d8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ebuchet (siege)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Trebuchet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ebuchet (home-defense, repeating)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lista (siege)</text:p>
          </table:table-cell>
          <table:table-cell office:value-type="string" calcext:value-type="string">
            <text:p>5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alista (home-defense)</text:p>
          </table:table-cell>
          <table:table-cell office:value-type="string" calcext:value-type="string">
            <text:p>4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<text:span text:style-name="T1">ranged, siege</text:span>, load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lybolos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pi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r-répétitif, Pellet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, siege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ged (Special)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urandurm Pellet Gun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hortblaster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ba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blaster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pointtac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Quickhold Blaster</text:p>
          </table:table-cell>
          <table:table-cell office:value-type="string" calcext:value-type="string">
            <text:p>2d4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wee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tter Blaste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catt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tterhold Blaster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ranged</text:p>
          </table:table-cell>
          <table:table-cell/>
          <table:table-cell office:value-type="string" calcext:value-type="string">
            <text:p>scatt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own (special)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ummpo Jar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ti-Armor Grenade</text:p>
          </table:table-cell>
          <table:table-cell office:value-type="string" calcext:value-type="string">
            <text:p>2d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hrapnel Grenade</text:p>
          </table:table-cell>
          <table:table-cell office:value-type="string" calcext:value-type="string">
            <text:p>2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thrown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pice Grenade</text:p>
          </table:table-cell>
          <table:table-cell office:value-type="string" calcext:value-type="string">
            <text:p>10' area, 1 min duration. Enter/begin: CON DC14 &gt; No bonus action</text:p>
          </table:table-cell>
          <table:table-cell/>
          <table:table-cell office:value-type="string" calcext:value-type="string">
            <text:p>thrown, wind-suscepti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ink Jar</text:p>
          </table:table-cell>
          <table:table-cell office:value-type="string" calcext:value-type="string">
            <text:p>15' area, 1 min duration. Enter/begin: CON DC15 &gt; No action</text:p>
          </table:table-cell>
          <table:table-cell/>
          <table:table-cell office:value-type="string" calcext:value-type="string">
            <text:p>thrown, wind-succeptable, ignita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Kill-gas Grenade</text:p>
          </table:table-cell>
          <table:table-cell office:value-type="string" calcext:value-type="string">
            <text:p>15’ area, 1 min duration. Enter/Begin: 6d6</text:p>
          </table:table-cell>
          <table:table-cell office:value-type="string" calcext:value-type="string">
            <text:p>necrotic</text:p>
          </table:table-cell>
          <table:table-cell office:value-type="string" calcext:value-type="string">
            <text:p>thrown, wind-succeptable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etal Immolation Grenade</text:p>
          </table:table-cell>
          <table:table-cell office:value-type="string" calcext:value-type="string">
            <text:p>6d6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thrown, metal-attunement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22:23:15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2T20:30:02.343000000</meta:creation-date>
    <dc:date>2022-07-28T02:35:16.521000000</dc:date>
    <meta:editing-duration>PT14H50M18S</meta:editing-duration>
    <meta:editing-cycles>7</meta:editing-cycles>
    <meta:generator>LibreOffice/6.4.2.2$Windows_X86_64 LibreOffice_project/4e471d8c02c9c90f512f7f9ead8875b57fcb1ec3</meta:generator>
    <meta:document-statistic meta:table-count="1" meta:cell-count="363" meta:object-count="0"/>
  </office:meta>
</office:document-meta>
</file>